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Header">
      <style:text-properties style:font-name="文泉驛微米黑" fo:font-size="8pt" officeooo:rsid="00029159" officeooo:paragraph-rsid="00029159" style:font-name-asian="文泉驛微米黑" style:font-size-asian="8pt" style:font-size-complex="8pt"/>
    </style:style>
    <style:style style:name="P5" style:family="paragraph" style:parent-style-name="Header">
      <style:text-properties style:font-name="文泉驛微米黑" fo:font-size="8pt" officeooo:rsid="00029159" officeooo:paragraph-rsid="00042251" style:font-name-asian="文泉驛微米黑" style:font-size-asian="8pt" style:font-size-complex="8pt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="WenQuanYi Micro Hei" fo:font-size="10pt" fo:font-style="normal" fo:font-weight="normal"/>
    </style:style>
    <style:style style:name="T3" style:family="text">
      <style:text-properties style:font-name-asian="WenQuanYi Micro Hei" style:font-size-asian="13pt" style:font-style-asian="normal" style:font-weight-asian="normal"/>
    </style:style>
    <style:style style:name="T4" style:family="text">
      <style:text-properties style:font-name-asian="WenQuanYi Micro Hei" style:font-size-asian="10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6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我欲去</text:span><text:span text:style-name="T1">Seven</text:span><text:span text:style-name="T3">，敢著鬥買啥轉來？</text:span></text:p>
      <text:p text:style-name="P2">Guá beh-khì Seven, kám tio̍h tàu bé siánn tńg--lâi?</text:p>
      <text:p text:style-name="Text_20_body"/>
      <text:p text:style-name="P1"><text:span text:style-name="T3">你佇</text:span><text:span text:style-name="T1">Fb</text:span><text:span text:style-name="T3">有偌濟（</text:span><text:span text:style-name="T1">juā-tsē</text:span><text:span text:style-name="T3">）朋友啊？</text:span></text:p>
      <text:p text:style-name="P2">Lí tī Fb ū juā-tsē pîng-iú--ah?</text:p>
      <text:p text:style-name="Text_20_body"/>
      <text:p text:style-name="P1"><text:span text:style-name="T3">我明明就是用生日做</text:span><text:span text:style-name="T1">Fb</text:span><text:span text:style-name="T3">的登入密碼，哪會一直無法度登入？</text:span></text:p>
      <text:p text:style-name="P2">Guá bîng-bîng tō sī īng senn-ji̍t tsò Fb ê ting-ji̍p bi̍t-bé, ná ē it-ti̍t bô-huat-tōo ting-ji̍p?</text:p>
      <text:p text:style-name="Text_20_body"/>
      <text:p text:style-name="P1"><text:span text:style-name="T3">這馬連</text:span><text:span text:style-name="T1">Facebook</text:span><text:span text:style-name="T3">的董事長攏乖乖聽中國的話，我看乎咱台灣人以後可能無</text:span><text:span text:style-name="T1">Facebook</text:span><text:span text:style-name="T3">通用矣。</text:span></text:p>
      <text:p text:style-name="P2">Tsit-má liân Facebook ê táng-sū-tiúnn lóng kuai-kuai thiann Tiong-kok ê uē, guá khuànn--honnh lán Tâi-uân lâng í-āu khó-lîng bô Facebook thang īng--ah.</text:p>
      <text:p text:style-name="Text_20_body"/>
      <text:p text:style-name="P1"><text:span text:style-name="T3">中國佇網路頂是愈來愈有勢力，眼時可能干焦賰</text:span><text:span text:style-name="T1">Twitter</text:span><text:span text:style-name="T3">猶未受著影響</text:span><text:span text:style-name="T1">nia̋</text:span><text:span text:style-name="T3">（爾爾）。</text:span></text:p>
      <text:p text:style-name="P2">Tiong-kok tī bāng-lōo-tíng sī jú lâi jú ū sè-li̍k, gián-sî khó-lîng kan-na tshun Twitter á-bē siū-tio̍h íng-hióng nia̋.</text:p>
      <text:p text:style-name="Text_20_body"/>
      <text:p text:style-name="P1"><text:span text:style-name="T3">有代誌就共我</text:span><text:span text:style-name="T1">Line</text:span><text:span text:style-name="T3">，我若看著會隨回你。</text:span></text:p>
      <text:p text:style-name="P2">Ū tāi-tsì tō kā guá Line, guá nā khuànn--tio̍h ē suî huê--lí.</text:p>
      <text:p text:style-name="Text_20_body"/>
      <text:p text:style-name="P1"><text:span text:style-name="T3">到厝了後愛會記得用</text:span><text:span text:style-name="T1">Line</text:span><text:span text:style-name="T3">敲予我。</text:span></text:p>
      <text:p text:style-name="P2">Kàu tshù liáu-āu ài ē-kì-tit iōng Line khà hōo--guá.</text:p>
      <text:p text:style-name="Text_20_body"/>
      <text:p text:style-name="P1"><text:span text:style-name="T3">伊好額人啊，手機仔攏嘛用</text:span><text:span text:style-name="T1">iPhone</text:span><text:span text:style-name="T3">。</text:span></text:p>
      <text:p text:style-name="P2">I hó-gia̍h-lâng--ah, tshiú-ki-á lóng mā iōng iPhone.</text:p>
      <text:p text:style-name="Text_20_body"/>
      <text:p text:style-name="P1"><text:span text:style-name="T3">進前定定會綴人買</text:span><text:span text:style-name="T1">Apple</text:span><text:span text:style-name="T3">的產品，開錢若開水咧。但是這馬愛較抾拾，所以我就無閣綴咧痟</text:span><text:span text:style-name="T1">iPhone</text:span><text:span text:style-name="T3">矣。</text:span></text:p>
      <text:p text:style-name="P2">Tsìn-tsîng tiānn-tiānn ē tuè lâng bé Apple ê sán-phín, khai-tsînn ná khai tsuí--leh. Tān-sī tsit-má ài khah khioh-si̍p, sóo-í guá tiō bô koh tuè-leh siáu iPhone--ah.</text:p>
      <text:p text:style-name="P3"><text:soft-page-break/><text:span text:style-name="T5">你莫用</text:span><text:span text:style-name="T6">IE</text:span><text:span text:style-name="T5">啊啦，用</text:span><text:span text:style-name="T6">Chrome</text:span><text:span text:style-name="T5">抑是</text:span><text:span text:style-name="T6">Firefox</text:span><text:span text:style-name="T5">才拍會開。</text:span></text:p>
      <text:p text:style-name="P2">Lí mài īng IE--ah--lah, iōng Chrome ia̍h-sī Firefox tsiah phah ē khui.</text:p>
      <text:p text:style-name="Text_20_body"/>
      <text:p text:style-name="P1"><text:span text:style-name="T3">政府的網站喲，愛用</text:span><text:span text:style-name="T1">IE</text:span><text:span text:style-name="T3">才會開開啦。</text:span></text:p>
      <text:p text:style-name="P2">Tsìng-hú-ê bāng-tsām iō, ài īng IE tsiah ē khui--khui--lah.</text:p>
      <text:p text:style-name="Text_20_body"/>
      <text:p text:style-name="P1"><text:span text:style-name="T3">有一个網站專門咧賣</text:span><text:span text:style-name="T1">DIY</text:span><text:span text:style-name="T3">的材料，你佇</text:span><text:span text:style-name="T1">Google</text:span><text:span text:style-name="T3">拍「媠媠</text:span><text:span text:style-name="T1">DIY</text:span><text:span text:style-name="T3">」應該就揣會著矣。</text:span></text:p>
      <text:p text:style-name="P2">Ū tsi̍t ê bāng-tsām tsuan-bûn leh buē DIY ê tsâi-liāu, lí tī Google phah "Suí-suí DIY " ing-kai tō tshuē ē tio̍h--ah.</text:p>
      <text:p text:style-name="Text_20_body"/>
      <text:p text:style-name="P1"><text:span text:style-name="T3">無共你騙，</text:span><text:span text:style-name="T1">3M</text:span><text:span text:style-name="T3">的菜瓜布實在有夠好用的啦！若準講你有需要乎，會當對我遮提幾塊仔轉去鑢看覓。</text:span></text:p>
      <text:p text:style-name="P2">Bô kā lí phiàn, 3M ê tshài-kue-pòo si̍t-tsāi ū-kàu hó-iōng--ê--lah! Nā-tsún kóng lí ū su-iàu--honnh, ē-tàng tuì guá tsia the̍h kuí-tè-á tńg-khì lù khuànn-māi.</text:p>
      <text:p text:style-name="Text_20_body"/>
      <text:p text:style-name="P1"><text:span text:style-name="T1">3M</text:span><text:span text:style-name="T3">是米國公司，拄開始主要咧賣工業用品，後來沓沓仔轉型，轉做生產生活用品，親像黏布、菜瓜布。最近幾年</text:span><text:span text:style-name="T1">in</text:span><text:span text:style-name="T3">閣有咧賣枕頭。</text:span></text:p>
      <text:p text:style-name="P2">3M sī Bí-kok kong-si, tú khai-sí tsú-iàu leh buē kang-gia̍p-iōng-phín, āu-lâi ta̍uh-ta̍uh-á tsuán-hîng, tsuán-tsò sing-sán sing-ua̍h-iōng-phín, tshin-tshiūnn liâm-pòo, tshài-kue-pòo. Tsuè-kīn kuí nî in koh ū leh bē tsím-thâu.</text:p>
      <text:p text:style-name="Text_20_body"/>
      <text:p text:style-name="P1"><text:span text:style-name="T3">你敢有閒通共我鬥紹介一下，</text:span><text:span text:style-name="T1">Nike</text:span><text:span text:style-name="T3">上四序的鞋仔是佗一雙？</text:span></text:p>
      <text:p text:style-name="P2">Lí kám ū-îng thang kā guá tàu siāu-kài--tsi̍t-ē, Nike siōng sù-sī ê ê-á sī tó tsi̍t siang?</text:p>
      <text:p text:style-name="Text_20_body"/>
      <text:p text:style-name="P1"><text:span text:style-name="T1">Adidas</text:span><text:span text:style-name="T3">這幾年嘛學</text:span><text:span text:style-name="T1">Nike</text:span><text:span text:style-name="T3">設計一寡色水嬌的鞋仔。</text:span></text:p>
      <text:p text:style-name="P2">Adidas tsit kuí nî mā o̍h Nike siat-kè tsi̍t-kuá sik-tsuí-kiau ê ê-á.</text:p>
      <text:p text:style-name="Text_20_body"/>
      <text:p text:style-name="P1"><text:span text:style-name="T3">你若欲去買物件，這附近有一間</text:span><text:span text:style-name="T1">Costco</text:span><text:span text:style-name="T3">，物件俗閣大碗，內底嘛足闊足好踅的。</text:span></text:p>
      <text:p text:style-name="P2">Lí nā beh khì bé mi̍h-kiānn, tsit hū-kīn ū tsi̍t king Costco, mi̍h-kiānn sio̍k koh tuā-uánn, lāi-té mā tsiok khuah tsiok hó se̍h--ê.</text:p>
      <text:p text:style-name="Text_20_body"/>
      <text:p text:style-name="P1"><text:soft-page-break/><text:span text:style-name="T3">我來共你報路啦。你車對遮駛到第二个路口的時陣乎，會佇倒手爿看著</text:span><text:span text:style-name="T1">Costco</text:span><text:span text:style-name="T3">，然後佇彼个路口正斡，就會迵去高速公路矣。</text:span></text:p>
      <text:p text:style-name="P2">Guá lâi kā lí pò-lōo--lah. Lí tshia tuì tsia sái kàu tē-jī ê lōo-kháu ê sî-tsūn--honnh, ē tī tò-tshiú-pîng khuànn-tio̍h Costco, jiân-āu tī hit ê lōo-kháu tsiànn uat, tō ē thàng-khì ko-sok-kong-lōo--ah.</text:p>
      <text:p text:style-name="Text_20_body"/>
      <text:p text:style-name="P1"><text:span text:style-name="T1">Ikea</text:span><text:span text:style-name="T3">的物件攏誠粗俗，用免偌久就歹去矣。</text:span></text:p>
      <text:p text:style-name="P2">Ikea ê mi̍h-kiānn lóng tsiânn tshoo-sio̍k, iōng bián-luā-kú tō pháinn--khì--ah.</text:p>
      <text:p text:style-name="Text_20_body"/>
      <text:p text:style-name="P1"><text:span text:style-name="T3">看你抹</text:span><text:span text:style-name="T1">SK-II</text:span><text:span text:style-name="T3">抹甲遐骨力，到底是抹了有效無？</text:span></text:p>
      <text:p text:style-name="P2">Khuànn lí buah SK-two buah kah hiah kut-la̍t, tàu-té sī buah liáu ū-hāu--bô?</text:p>
      <text:p text:style-name="Text_20_body"/>
      <text:p text:style-name="P1"><text:span text:style-name="T1">Sī-sé-tòo</text:span><text:span text:style-name="T3">感謝恁來參加阮的人客滿意度調查。</text:span></text:p>
      <text:p text:style-name="P2">Sī-sé-tòo kám-siā lín lâi tsham-ka gún ê lâng-kheh muá-ì-tōo tiâu-tsa.</text:p>
      <text:p text:style-name="Text_20_body"/>
      <text:p text:style-name="P1"><text:span text:style-name="T3">我攏猶未去踅過</text:span><text:span text:style-name="T1">B&amp;Q</text:span><text:span text:style-name="T3">，伊就收了了</text:span><text:span text:style-name="T1">--</text:span><text:span text:style-name="T3">矣。</text:span></text:p>
      <text:p text:style-name="P2">Guá lóng iáu-bē khì se̍h-kuè B and Q, i tō siu-liáu-liáu--ah.</text:p>
      <text:p text:style-name="Text_20_body"/>
      <text:p text:style-name="P1"><text:span text:style-name="T3">我的電腦怪怪，連袂起去（</text:span><text:span text:style-name="T1">khì-li</text:span><text:span text:style-name="T3">）</text:span><text:span text:style-name="T1">Internet</text:span><text:span text:style-name="T3">。</text:span></text:p>
      <text:p text:style-name="P2">Guá ê tiān-náu kuài-kuài, liân bē khì-li Internet.</text:p>
      <text:p text:style-name="Text_20_body"/>
      <text:p text:style-name="P1"><text:span text:style-name="T3">你</text:span><text:span text:style-name="T1">tsa̋ng-mê</text:span><text:span text:style-name="T3">（昨昏暝）</text:span><text:span text:style-name="T1">WiFi</text:span><text:span text:style-name="T3">攏無關乎？</text:span></text:p>
      <text:p text:style-name="P2">Lí tsa̋ng-mê WiFi lóng bô kuainn--honnh?</text:p>
      <text:p text:style-name="Text_20_body"/>
      <text:p text:style-name="P1"><text:span text:style-name="T3">房間內底收袂著</text:span><text:span text:style-name="T1">WiFi</text:span><text:span text:style-name="T3">，你若欲用手機仔可能愛去客廳用。</text:span></text:p>
      <text:p text:style-name="P2">Pâng-king lāi-té siu bē tio̍h WiFi, lí nā beh iōng tshiú-ki-á khó-lîng ài khì kheh-thiann iōng.</text:p>
      <text:p text:style-name="Text_20_body"/>
      <text:p text:style-name="P1"><text:span text:style-name="T3">伊彼軀衫敢是去</text:span><text:span text:style-name="T1">Net</text:span><text:span text:style-name="T3">買</text:span><text:span text:style-name="T1">--</text:span><text:span text:style-name="T3">的？</text:span></text:p>
      <text:p text:style-name="P2">I hit su sann kám-sī khì Net bé--ê?</text:p>
      <text:p text:style-name="Text_20_body"/>
      <text:p text:style-name="Text_20_body"/>
      <text:p text:style-name="P1"><text:soft-page-break/><text:span text:style-name="T1">Giordano</text:span><text:span text:style-name="T3">的拍折攏是假的，根本無俗偌濟（</text:span><text:span text:style-name="T1">guā-tsuē</text:span><text:span text:style-name="T3">）。</text:span></text:p>
      <text:p text:style-name="P2">Giordano ê phah-tsiat lóng sī ké--ê, kin-pún bô sio̍k guā-tsuē.</text:p>
      <text:p text:style-name="Text_20_body"/>
      <text:p text:style-name="P1"><text:span text:style-name="T3">你敢捌去踅過</text:span><text:span text:style-name="T1">Uniqlo</text:span><text:span text:style-name="T3">？伊有來咱遮開一間店。</text:span></text:p>
      <text:p text:style-name="P2">Lí kám bat khì se̍h-kuè Uniqlo? I ū lâi lán tsia khui tsi̍t king tiàm.</text:p>
      <text:p text:style-name="Text_20_body"/>
      <text:p text:style-name="P1"><text:span text:style-name="T3">阮攏紮便當觳仔去</text:span><text:span text:style-name="T1">KFC</text:span><text:span text:style-name="T3">貯馬鈴薯糋。</text:span></text:p>
      <text:p text:style-name="P2">Gún lóng tsah piān-tong-khok-á khì KFC té má-lîng-tsî-tsìnn.</text:p>
      <text:p text:style-name="Text_20_body"/>
      <text:p text:style-name="P1"><text:span text:style-name="T1">McDonald</text:span><text:span text:style-name="T3">的漢堡愈賣愈細粒，攏食袂飽。</text:span></text:p>
      <text:p text:style-name="P2">McDonald ê hàn-pó lú bē jú sè lia̍p, lóng tsia̍h bē pá.</text:p>
      <text:p text:style-name="Text_20_body"/>
      <text:p text:style-name="P1"><text:span text:style-name="T1">Mőo</text:span><text:span text:style-name="T3">烏白罵人「</text:span><text:span text:style-name="T1">Fuck you</text:span><text:span text:style-name="T3">」，這足歹聽的。</text:span></text:p>
      <text:p text:style-name="P2">Mőo oo-pe̍h mē lâng "Fuck you", tse tsiok pháinn-thiann--ê.</text:p>
      <text:p text:style-name="Text_20_body"/>
      <text:p text:style-name="P1"><text:span text:style-name="T3">你電腦的</text:span><text:span text:style-name="T1">CPU</text:span><text:span text:style-name="T3">是買</text:span><text:span text:style-name="T1">Intel</text:span><text:span text:style-name="T3">的抑是</text:span><text:span text:style-name="T1">AMD</text:span><text:span text:style-name="T3">的？</text:span></text:p>
      <text:p text:style-name="P2">Lí tiān-náu ê CPU sī bé Intel--ê ia̍h-sī AMD--ê?</text:p>
      <text:p text:style-name="Text_20_body"/>
      <text:p text:style-name="P1"><text:span text:style-name="T3">這个</text:span><text:span text:style-name="T1">Youtuber</text:span><text:span text:style-name="T3">攏會展伊的貓仔，而且伊的貓仔足古錐</text:span><text:span text:style-name="T1">--</text:span><text:span text:style-name="T3">的。</text:span></text:p>
      <text:p text:style-name="P2">Tsit ê youtuber lóng ē tián i ê niau-á, jî-tshiánn i ê niau-á tsiok kóo-tsui--ê.</text:p>
      <text:p text:style-name="Text_20_body"/>
      <text:p text:style-name="P1"><text:span text:style-name="T3">你去看</text:span><text:span text:style-name="T1">Youtube</text:span><text:span text:style-name="T3">敢有你佮意的音樂。</text:span></text:p>
      <text:p text:style-name="P2">Lí khì khuànn Youtube kám ū lí kah-ì ê im-ga̍k.</text:p>
      <text:p text:style-name="Text_20_body"/>
      <text:p text:style-name="P1"><text:span text:style-name="T3">彼个影片我捌佇</text:span><text:span text:style-name="T1">Youtube</text:span><text:span text:style-name="T3">面頂看過，你會當去揣看覓。</text:span></text:p>
      <text:p text:style-name="P2">Hit ê iánn-phìnn guá bat tī Youtube bīn-tíng khuànn--kuè, lí ē-tàng khì tshuē khuànn-māi.</text:p>
      <text:p text:style-name="Text_20_body"/>
      <text:p text:style-name="P1"><text:span text:style-name="T1">Subway</text:span><text:span text:style-name="T3">的菜有通家己揀，誠袂䆀。</text:span></text:p>
      <text:p text:style-name="P2">Subway ê tshài ū thang ka-kī kíng, tsiânn bē-bái.</text:p>
      <text:p text:style-name="P3"><text:soft-page-break/><text:span text:style-name="T6">B1</text:span><text:span text:style-name="T5">到</text:span><text:span text:style-name="T6">--</text:span><text:span text:style-name="T5">矣。</text:span></text:p>
      <text:p text:style-name="P2">B one kàu--ah.</text:p>
      <text:p text:style-name="Text_20_body"/>
      <text:p text:style-name="P1"><text:span text:style-name="T3">恁車敢停佇</text:span><text:span text:style-name="T1">B2</text:span><text:span text:style-name="T3">？</text:span></text:p>
      <text:p text:style-name="P2">Lín tshia kánn thîng tī B two?</text:p>
      <text:p text:style-name="Text_20_body"/>
      <text:p text:style-name="P1"><text:span text:style-name="T3">無，我車停佇</text:span><text:span text:style-name="T1">B3</text:span><text:span text:style-name="T3">。</text:span></text:p>
      <text:p text:style-name="P2">Bô, guá tshia thîng tī B sann.</text:p>
      <text:p text:style-name="Text_20_body"/>
      <text:p text:style-name="P1"><text:span text:style-name="T3">我欲到</text:span><text:span text:style-name="T1">B4</text:span><text:span text:style-name="T3">，幫我揤（</text:span><text:span text:style-name="T1">ji̍h</text:span><text:span text:style-name="T3">）一下。</text:span></text:p>
      <text:p text:style-name="P2">Guá beh kàu B sì, pang guá ji̍h--tsi̍t-ē.</text:p>
      <text:p text:style-name="Text_20_body"/>
      <text:p text:style-name="P1"><text:span text:style-name="T3">這台電梯無到</text:span><text:span text:style-name="T1">B5</text:span><text:span text:style-name="T3">喔，你愛去坐對面彼台才有到。</text:span></text:p>
      <text:p text:style-name="P2">Tsit tâi tiān-thui bô kàu B gōo oo, lí ài khì tsē tuì-bīn hit tâi tsiah ū kàu.</text:p>
      <text:p text:style-name="Text_20_body"/>
      <text:p text:style-name="P1"><text:span text:style-name="T3">你敢有</text:span><text:span text:style-name="T1">2B</text:span><text:span text:style-name="T3">的鉛筆？若有請借我，我明仔載欲去考試。</text:span></text:p>
      <text:p text:style-name="P2">Lí kám ū jī B ê iân-pit? Nā ū tshiánn tsioh--guá, guá bîn-á-tsài beh khì khó-tshì.</text:p>
      <text:p text:style-name="Text_20_body"/>
      <text:p text:style-name="P1"><text:span text:style-name="T1">Cheese</text:span><text:span text:style-name="T3">口味的</text:span><text:span text:style-name="T1">pizza</text:span><text:span text:style-name="T3">我上愛食。</text:span></text:p>
      <text:p text:style-name="P2">Cheese kháu-bī ê pizza guá siōng ài tsia̍h.</text:p>
      <text:p text:style-name="Text_20_body"/>
      <text:p text:style-name="P1"><text:span text:style-name="T3">暗頓咱來食</text:span><text:span text:style-name="T1">pizza</text:span><text:span text:style-name="T3">好無？</text:span></text:p>
      <text:p text:style-name="P2">Àm-tǹg lán lâi tsia̍h pizza hó--bô?</text:p>
      <text:p text:style-name="Text_20_body"/>
      <text:p text:style-name="P1"><text:span text:style-name="T3">恁兜的網路是牽幾</text:span><text:span text:style-name="T1">mega--</text:span><text:span text:style-name="T3">的？</text:span></text:p>
      <text:p text:style-name="P2">Lín tau ê bāng-lōo sī khan kuí mega--ê?</text:p>
      <text:p text:style-name="Text_20_body"/>
      <text:p text:style-name="P1"><text:span text:style-name="T3">我</text:span><text:span text:style-name="T1">32 Giga</text:span><text:span text:style-name="T3">的隨身碟</text:span><text:span text:style-name="T1">phàng</text:span><text:span text:style-name="T3">（拍無）</text:span><text:span text:style-name="T1">--</text:span><text:span text:style-name="T3">去</text:span><text:span text:style-name="T1">--</text:span><text:span text:style-name="T3">矣。</text:span></text:p>
      <text:p text:style-name="P2">Guá sann-tsa̍p-jī Giga ê suî-sin-tia̍p phàng--khì--ah.</text:p>
      <text:p text:style-name="P3"><text:soft-page-break/><text:span text:style-name="T5">這</text:span><text:span text:style-name="T6">8T</text:span><text:span text:style-name="T5">的硬碟遐貴！你買會</text:span><text:span text:style-name="T6">lueh</text:span><text:span text:style-name="T5">（落去）？</text:span></text:p>
      <text:p text:style-name="P2">Tse peh T ê ngē-tia̍p hiah kuì! lí bé ē lueh?</text:p>
      <text:p text:style-name="Text_20_body"/>
      <text:p text:style-name="P1"><text:span text:style-name="T3">這齣電影的菜脯誠</text:span><text:span text:style-name="T1">gâu</text:span><text:span text:style-name="T3">搬，看了誠有</text:span><text:span text:style-name="T1">fu</text:span><text:span text:style-name="T3">。</text:span></text:p>
      <text:p text:style-name="P2">Tsit tshut tiān-iánn ê Tshài-póo tsiânn gâu puann, khuànn-liáu tsiânn ū fu.</text:p>
      <text:p text:style-name="Text_20_body"/>
      <text:p text:style-name="P1"><text:span text:style-name="T1">Sa̋i-ióo-ná-la, goodbye</text:span><text:span text:style-name="T3">！ 明仔載才閣來。</text:span></text:p>
      <text:p text:style-name="P2">Sa̋i-ióo-ná-la, goodbye! Bîn-á-tsài tsiah koh lâi.</text:p>
      <text:p text:style-name="Text_20_body"/>
      <text:p text:style-name="P1"><text:span text:style-name="T3">我細漢就有去注</text:span><text:span text:style-name="T1">B</text:span><text:span text:style-name="T3">型肝炎的疫苗，毋知這馬閣有抗體</text:span><text:span text:style-name="T1">--</text:span><text:span text:style-name="T3">無？</text:span></text:p>
      <text:p text:style-name="P2">Guá sè-hàn tio̍h ū khì tsù B hîng kuann-iām ê i̍k-biâu, m̄ tsai tsit-má koh ū khòng-thé--bô?</text:p>
      <text:p text:style-name="Text_20_body"/>
      <text:p text:style-name="P1"><text:span text:style-name="T3">這馬有偌濟人著</text:span><text:span text:style-name="T1">A</text:span><text:span text:style-name="T3">型肝炎？</text:span></text:p>
      <text:p text:style-name="P2">Tsit-má ū guā-tsē lâng tio̍h A hîng kuann-iām?</text:p>
      <text:p text:style-name="Text_20_body"/>
      <text:p text:style-name="P1"><text:span text:style-name="T3">逐包血捐血中心攏會檢查有</text:span><text:span text:style-name="T1">B</text:span><text:span text:style-name="T3">、</text:span><text:span text:style-name="T1">C</text:span><text:span text:style-name="T3">肝病毒無，做你放心。</text:span></text:p>
      <text:p text:style-name="P2">Ta̍k pau hueh kuan-hueh-tiong-sim lóng ē kiám-tsa ū B, C kuann pēnn-to̍k--bô, tsò lí hòng-sim.</text:p>
      <text:p text:style-name="Text_20_body"/>
      <text:p text:style-name="P1"><text:span text:style-name="T1">C</text:span><text:span text:style-name="T3">肝的藥仔誠貴，上無愛二三十萬。</text:span></text:p>
      <text:p text:style-name="P2">C kuann ê io̍h-á tsiânn kuì, siōng bô ài jī-sann-tsa̍p-bān.</text:p>
      <text:p text:style-name="Text_20_body"/>
      <text:p text:style-name="P1"><text:span text:style-name="T3">中國毋肯予美國</text:span><text:span text:style-name="T1">H7N9</text:span><text:span text:style-name="T3">雞瘟的病毒</text:span><text:span text:style-name="T1">sa̋m-phú-luh</text:span><text:span text:style-name="T3">。</text:span></text:p>
      <text:p text:style-name="P2">Tiong-kok m̄ khíng hōo Bí-kok H-tshit-N-kiú ke-un ê pēnn-to̍k sa̋m-phú-luh.</text:p>
      <text:p text:style-name="Text_20_body"/>
      <text:p text:style-name="P1"><text:span text:style-name="T1">2018</text:span><text:span text:style-name="T3">年的流感疫苗是三價疫苗，除了有</text:span><text:span text:style-name="T1">H3N2</text:span><text:span text:style-name="T3">佮</text:span><text:span text:style-name="T1">H1N1--</text:span><text:span text:style-name="T3">的以外，閣有一種</text:span><text:span text:style-name="T1">B</text:span><text:span text:style-name="T3">型的抗原。</text:span></text:p>
      <text:p text:style-name="P2">Jī khòng it peh nî ê liû-kám i̍k-biâu sī sann kè i̍k-biâu, tî-liáu ū H-sam-N-jī kah H-one-N-one ê í-guā, koh ū tsi̍t tsióng B hîng ê khòng-guân.</text:p>
      <text:p text:style-name="Text_20_body"/>
      <text:p text:style-name="Text_20_body"/>
      <text:p text:style-name="P1"><text:soft-page-break/><text:span text:style-name="T3">細胞內基因的</text:span><text:span text:style-name="T1">DNA</text:span><text:span text:style-name="T3">會轉錄做</text:span><text:span text:style-name="T1">RNA</text:span><text:span text:style-name="T3">，有的</text:span><text:span text:style-name="T1">RNA</text:span><text:span text:style-name="T3">閣會轉譯做咱需要的卵白質。</text:span></text:p>
      <text:p text:style-name="P2">Sè-pau lāi ki-in ê DNA ē tńg-lo̍k tsò RNA, ū ê RNA koh ē tńg-i̍k tsò lán su-iàu ê nn̄g-pe̍h-tsit.</text:p>
      <text:p text:style-name="Text_20_body"/>
      <text:p text:style-name="P1"><text:span text:style-name="T3">查某佮查埔的基因主要是差佇第</text:span><text:span text:style-name="T1">23</text:span><text:span text:style-name="T3">對染色體，查某是</text:span><text:span text:style-name="T1">XX</text:span><text:span text:style-name="T3">，查埔是</text:span><text:span text:style-name="T1">XY</text:span><text:span text:style-name="T3">。</text:span></text:p>
      <text:p text:style-name="P2">Tsa-bóo kah tsa-poo ê ki-in tsú-iàu sī tsha tī tē-jī-tsa̍p-sann tuì ní-sik-thé, tsa-bóo sī XX, tsa-poo sī XY.</text:p>
      <text:p text:style-name="Text_20_body"/>
      <text:p text:style-name="P1"><text:span text:style-name="T3">你去驗</text:span><text:span text:style-name="T1">DNA</text:span><text:span text:style-name="T3">，看覓伊敢是你的親人？</text:span></text:p>
      <text:p text:style-name="P2">Lí khì giām DNA, khuànn-māi i kám sī lí ê tshin-lâng?</text:p>
      <text:p text:style-name="Text_20_body"/>
      <text:p text:style-name="P1"><text:span text:style-name="T3">恁</text:span><text:span text:style-name="T1">fans</text:span><text:span text:style-name="T3">今仔日</text:span><text:span text:style-name="T1">nà</text:span><text:span text:style-name="T3">（哪會）無來？</text:span></text:p>
      <text:p text:style-name="P2">Lín fans kin-á-ji̍t nà bô lâi?</text:p>
      <text:p text:style-name="Text_20_body"/>
      <text:p text:style-name="P1"><text:span text:style-name="T1">In</text:span><text:span text:style-name="T3">兜電火攏換</text:span><text:span text:style-name="T1">LED</text:span><text:span text:style-name="T3">的，加誠光的。</text:span></text:p>
      <text:p text:style-name="P2">In tau tiān-hué lóng uānn LED--ê, ke tsiânn kng--ê.</text:p>
      <text:p text:style-name="Text_20_body"/>
      <text:p text:style-name="P1"><text:span text:style-name="T3">阿玲著傷矣，你敢有</text:span><text:span text:style-name="T1">OK-báng thang</text:span><text:span text:style-name="T3">予伊貼？</text:span></text:p>
      <text:p text:style-name="P2">A-lîng tio̍h-siong--ah, lí kám ū OK-báng thang hōo i tah?</text:p>
      <text:p text:style-name="Text_20_body"/>
      <text:p text:style-name="P1"><text:span text:style-name="T3">聽講昌的買</text:span><text:span text:style-name="T1">PS4--</text:span><text:span text:style-name="T3">矣，你敢知影？</text:span></text:p>
      <text:p text:style-name="P2">Thiann-kóng Tshiong--ê bé PS4--ah, lí kám tsai-iánn?</text:p>
      <text:p text:style-name="Text_20_body"/>
      <text:p text:style-name="P1"><text:span text:style-name="T3">你敢有欲來耍</text:span><text:span text:style-name="T1">PS2</text:span><text:span text:style-name="T3">？</text:span></text:p>
      <text:p text:style-name="P2">Lí kám ū beh lâi sńg PS2?</text:p>
      <text:p text:style-name="Text_20_body"/>
      <text:p text:style-name="P1"><text:span text:style-name="T1">Microsoft</text:span><text:span text:style-name="T3">的</text:span><text:span text:style-name="T1">Xbox 360</text:span><text:span text:style-name="T3">敢有人捌耍過？</text:span></text:p>
      <text:p text:style-name="P2">Microsoft ê Xbox sam lio̍k khòng kám ū lâng bat sńg--kuè?</text:p>
      <text:p text:style-name="Text_20_body"/>
      <text:p text:style-name="P1"><text:span text:style-name="T3">阮（</text:span><text:span text:style-name="T1">Guán</text:span><text:span text:style-name="T3">）電腦是鬥</text:span><text:span text:style-name="T1">Office Word 2010</text:span><text:span text:style-name="T3">，有通存做</text:span><text:span text:style-name="T1">odt</text:span><text:span text:style-name="T3">檔。</text:span></text:p>
      <text:p text:style-name="P2">Guán tiān-náu sī tàu Office Word jī khòng it khòng, ū thang tshûn-tsò odt tóng.</text:p>
      <text:p text:style-name="P3"><text:soft-page-break/><text:span text:style-name="T5">你</text:span><text:span text:style-name="T6">Word</text:span><text:span text:style-name="T5">若拍了，愛會記得轉做</text:span><text:span text:style-name="T6">PDF</text:span><text:span text:style-name="T5">才提去印。</text:span></text:p>
      <text:p text:style-name="P2">Lí Word nā phah-liáu, ài ē-kì-tit tsuán-tsò PDF tsiah the̍h-khì ìn.</text:p>
      <text:p text:style-name="Text_20_body"/>
      <text:p text:style-name="P1"><text:span text:style-name="T3">阮公司攏用</text:span><text:span text:style-name="T1">Excel</text:span><text:span text:style-name="T3">來做數。</text:span></text:p>
      <text:p text:style-name="P2">Gún kong-si lóng īng Excel lâi tsò siàu.</text:p>
      <text:p text:style-name="Text_20_body"/>
      <text:p text:style-name="P1"><text:span text:style-name="T3">恁這擺上課，敢有欲用</text:span><text:span text:style-name="T1">Powerpoint</text:span><text:span text:style-name="T3">來做投影片？</text:span></text:p>
      <text:p text:style-name="P2">Lín tsit pái siōng-khò, kám ū beh īng Powerpoint lâi tsò tâu-iánn-phìnn?</text:p>
      <text:p text:style-name="Text_20_body"/>
      <text:p text:style-name="P1"><text:span text:style-name="T3">等我一下，這幾工我的電腦</text:span><text:span text:style-name="T1">siooh-tooh-siooh-tooh</text:span><text:span text:style-name="T3">，今</text:span><text:span text:style-name="T1">Outlook</text:span><text:span text:style-name="T3">袂振袂動。</text:span></text:p>
      <text:p text:style-name="P2">Tán--guá--tsi̍t-ē, tsit kuí kang guá ê tiān-náu siooh-tooh-siooh-tooh, tann Outlook buē-tín-buē-tāng.</text:p>
      <text:p text:style-name="Text_20_body"/>
      <text:p text:style-name="P1"><text:span text:style-name="T3">你做好的</text:span><text:span text:style-name="T1">PPT</text:span><text:span text:style-name="T3">，先寄一份予我鼻芳一下好無？</text:span></text:p>
      <text:p text:style-name="P2">Lí tsò-hó ê PPT, sing kià tsi̍t hūn hōo guá phīnn-phang--tsi̍t-ē hó--bô?</text:p>
      <text:p text:style-name="Text_20_body"/>
      <text:p text:style-name="P1"><text:span text:style-name="T3">檔案傳去</text:span><text:span text:style-name="T1">Google Drive</text:span><text:span text:style-name="T3">，分張予人較方便。</text:span></text:p>
      <text:p text:style-name="P2">Tóng-àn thuân-khì Google Drive, pun-tiunn hōo--lâng khah hong-piān.</text:p>
      <text:p text:style-name="Text_20_body"/>
      <text:p text:style-name="P1"><text:span text:style-name="T3">資料囥一份佇</text:span><text:span text:style-name="T1">Dropbox</text:span><text:span text:style-name="T3">做備份，較毋驚</text:span><text:span text:style-name="T1">SSD</text:span><text:span text:style-name="T3">雄雄害</text:span><text:span text:style-name="T1">--</text:span><text:span text:style-name="T3">去。</text:span></text:p>
      <text:p text:style-name="P2">Tsu-liāu khǹg tsi̍t hūn tī Dropbox tsò pī-hūn, khah m̄ kiann SSD hiông-hiông hāi--khì.</text:p>
      <text:p text:style-name="Text_20_body"/>
      <text:p text:style-name="P1"><text:span text:style-name="T3">礤冰內底摻一寡</text:span><text:span text:style-name="T1">Oreo</text:span><text:span text:style-name="T3">嘛誠好食。</text:span></text:p>
      <text:p text:style-name="P2">Tshuah-ping lāi-té tsham tsi̍t-kuá Oreo mā tsiânn hó-tsia̍h.</text:p>
      <text:p text:style-name="Text_20_body"/>
      <text:p text:style-name="P1"><text:span text:style-name="T3">聽講</text:span><text:span text:style-name="T1">in</text:span><text:span text:style-name="T3">公司後日暗時愛辦一場</text:span><text:span text:style-name="T1">party</text:span><text:span text:style-name="T3">。</text:span></text:p>
      <text:p text:style-name="P2">Thiann-kóng in kong-si āu-ji̍t àm-sî ài pān it-tiûnn party.</text:p>
      <text:p text:style-name="Text_20_body"/>
      <text:p text:style-name="P1"><text:span text:style-name="T3">拄才公園內有誠濟人佇遐耍</text:span><text:span text:style-name="T1">Pokémon</text:span><text:span text:style-name="T3">。</text:span></text:p>
      <text:p text:style-name="P2">Tú-tsiah kong-hn̂g-lāi ū tsiânn tsē lâng tī hia sńg Pokémon.</text:p>
      <text:p text:style-name="P3"><text:soft-page-break/><text:span text:style-name="T5">象仔隊今仔日摃遐䆀，一下仔就</text:span><text:span text:style-name="T6">GG--</text:span><text:span text:style-name="T5">矣。</text:span></text:p>
      <text:p text:style-name="P2">Tshiūnn-á-tuī kin-á-ji̍t kòng hiâ bái, tsi̍t-ē-á tō GG--ah.</text:p>
      <text:p text:style-name="Text_20_body"/>
      <text:p text:style-name="P1"><text:span text:style-name="T3">伊上</text:span><text:span text:style-name="T1">PTT</text:span><text:span text:style-name="T3">去</text:span><text:span text:style-name="T1">phoo</text:span><text:span text:style-name="T3">文投</text:span><text:span text:style-name="T1">in</text:span><text:span text:style-name="T3">爸母按怎拄按怎，結果無人插</text:span><text:span text:style-name="T1">--</text:span><text:span text:style-name="T3">伊。</text:span></text:p>
      <text:p text:style-name="P2">I tsiūnn PTT khì phoo bûn tâu in pē-bú án-nuá tú án-nuá, kiat-kó bô lâng tshap--i.</text:p>
      <text:p text:style-name="Text_20_body"/>
      <text:p text:style-name="P1"><text:span text:style-name="T3">這程式是用</text:span><text:span text:style-name="T1">Python</text:span><text:span text:style-name="T3">寫</text:span><text:span text:style-name="T1">--</text:span><text:span text:style-name="T3">的，因為</text:span><text:span text:style-name="T1">Python</text:span><text:span text:style-name="T3">的語法較簡單。</text:span></text:p>
      <text:p text:style-name="P2">Tse thîng-sik sī īng Python siá--ê, in-uī Python ê gí-huat khah kán-tan.</text:p>
      <text:p text:style-name="Text_20_body"/>
      <text:p text:style-name="P1"><text:span text:style-name="T1">JS</text:span><text:span text:style-name="T3">就是</text:span><text:span text:style-name="T1">JavaScript</text:span><text:span text:style-name="T3">啊，共你講你攏袂記得矣。</text:span></text:p>
      <text:p text:style-name="P2">JS tō sī JavaScript--a, kā lí kóng lí lóng bē-kì--tit--ah.</text:p>
      <text:p text:style-name="Text_20_body"/>
      <text:p text:style-name="P1"><text:span text:style-name="T1">React</text:span><text:span text:style-name="T3">佮</text:span><text:span text:style-name="T1">Redux</text:span><text:span text:style-name="T3">敆做伙用誠四序。</text:span></text:p>
      <text:p text:style-name="P2">React kah Redux kap tsò-hué iōng tsiânn sù-sī.</text:p>
      <text:p text:style-name="Text_20_body"/>
      <text:p text:style-name="P1"><text:span text:style-name="T3">這網站敢有用著</text:span><text:span text:style-name="T1">Redux</text:span><text:span text:style-name="T3">？</text:span></text:p>
      <text:p text:style-name="P2">Tse bāng-tsām kám ū iōng-tio̍h Redux?</text:p>
      <text:p text:style-name="Text_20_body"/>
      <text:p text:style-name="P1"><text:span text:style-name="T3">這馬寫網站誠忝頭，攏愛用著</text:span><text:span text:style-name="T1">Webpack</text:span><text:span text:style-name="T3">才有通做代誌。</text:span></text:p>
      <text:p text:style-name="P2">Tsit-má siá bāng-tsām tsiânn thiám-thâu, lóng-ài iōng-tio̍h Webpack tsiah ū thang tsò tāi-tsì.</text:p>
      <text:p text:style-name="Text_20_body"/>
      <text:p text:style-name="P1"><text:span text:style-name="T1">Django</text:span><text:span text:style-name="T3">是</text:span><text:span text:style-name="T1">Python</text:span><text:span text:style-name="T3">寫的一个開放的框，伊的軟體設計用</text:span><text:span text:style-name="T1">MVT</text:span><text:span text:style-name="T3">的模式，</text:span><text:span text:style-name="T1">MVT</text:span><text:span text:style-name="T3">分別代表</text:span><text:span text:style-name="T1">Model</text:span><text:span text:style-name="T3">模型，</text:span><text:span text:style-name="T1">View</text:span><text:span text:style-name="T3">介面佮</text:span><text:span text:style-name="T1">Template</text:span><text:span text:style-name="T3">枋模。</text:span></text:p>
      <text:p text:style-name="P2">Django sī Python siá ê tsi̍t-ê khai-hòng ê khing, i ê nńg-thé siat-kè iōng MVT ê bôo-sik, MVT hun-piat tāi-piáu Model bôo-hîng, View kài-bīn kah Template pang-bôo.</text:p>
      <text:p text:style-name="Text_20_body"/>
      <text:p text:style-name="P1"><text:span text:style-name="T3">伊這馬寫的</text:span><text:span text:style-name="T1">Javascript</text:span><text:span text:style-name="T3">攏是用</text:span><text:span text:style-name="T1">NodeJS</text:span><text:span text:style-name="T3">走</text:span><text:span text:style-name="T1">--</text:span><text:span text:style-name="T3">的。</text:span></text:p>
      <text:p text:style-name="P2">I tsit-má siá ê Javascript lóng-sī iōng NodeJS tsáu--ê.</text:p>
      <text:p text:style-name="Text_20_body"/>
      <text:p text:style-name="Text_20_body"/>
      <text:p text:style-name="P1"><text:soft-page-break/><text:span text:style-name="T3">誠濟學校頭一門課就是教</text:span><text:span text:style-name="T1">C++</text:span><text:span text:style-name="T3">的。</text:span></text:p>
      <text:p text:style-name="P2">Tsiânn tsē ha̍k-hāu thâu tsi̍t mn̂g khò tō sī kà C plus plus--ê.</text:p>
      <text:p text:style-name="Text_20_body"/>
      <text:p text:style-name="P1"><text:span text:style-name="T3">我是寫</text:span><text:span text:style-name="T1">C</text:span><text:span text:style-name="T3">的，你咧？</text:span></text:p>
      <text:p text:style-name="P2">Guá sī siá C--ê, lí--leh?</text:p>
      <text:p text:style-name="Text_20_body"/>
      <text:p text:style-name="P1"><text:span text:style-name="T3">我拄才去看車，彼號</text:span><text:span text:style-name="T1">TIIDA</text:span><text:span text:style-name="T3">的後斗敢若閣袂䆀。</text:span></text:p>
      <text:p text:style-name="P2">Guá tú-tsiah khì-khuànn tshia, hit-lō TIIDA ê āu-táu kán-ná koh bē-bái.</text:p>
      <text:p text:style-name="Text_20_body"/>
      <text:p text:style-name="P1"><text:span text:style-name="T3">阮兜攏駛</text:span><text:span text:style-name="T1">Toyota</text:span><text:span text:style-name="T3">的</text:span><text:span text:style-name="T1">Camry</text:span><text:span text:style-name="T3">，較慣勢。</text:span></text:p>
      <text:p text:style-name="P2">Guán tau lóng sái Toyota ê Camry, khah kuàn-sì.</text:p>
      <text:p text:style-name="Text_20_body"/>
      <text:p text:style-name="P1"><text:span text:style-name="T3">你這領</text:span><text:span text:style-name="T1">T-shirt</text:span><text:span text:style-name="T3">皺皺，提去熨熨</text:span><text:span text:style-name="T1">--</text:span><text:span text:style-name="T3">咧</text:span><text:span text:style-name="T1">--</text:span><text:span text:style-name="T3">啦。</text:span></text:p>
      <text:p text:style-name="P2">Lí tsit niá T-shirt jiâu-jiâu, the̍h-khì ut-ut-leh--lah.</text:p>
      <text:p text:style-name="Text_20_body"/>
      <text:p text:style-name="P1"><text:span text:style-name="T3">想欲家己看</text:span><text:span text:style-name="T1">VR</text:span><text:span text:style-name="T3">，就愛先去買一組較好的</text:span><text:span text:style-name="T1">GPU</text:span><text:span text:style-name="T3">設備。</text:span></text:p>
      <text:p text:style-name="P2">Siūnn-beh ka-kī khuànn VR, tō ài sing khì bé tsi̍t tsoo khah hó ê GPU siat-pī.</text:p>
      <text:p text:style-name="Text_20_body"/>
      <text:p text:style-name="P1"><text:span text:style-name="T3">這陣</text:span><text:span text:style-name="T1">AI</text:span><text:span text:style-name="T3">足脬</text:span><text:span text:style-name="T1">--</text:span><text:span text:style-name="T3">的，講著</text:span><text:span text:style-name="T1">AI</text:span><text:span text:style-name="T3">就袂輸會趁大錢仝款。</text:span></text:p>
      <text:p text:style-name="P2">Tsit tsūn AI tsiok pha--ê, kóng-tio̍h AI tō bē-su ē thàn-tuā-tsînn kāng-khuán.</text:p>
      <text:p text:style-name="Text_20_body"/>
      <text:p text:style-name="P1"><text:span text:style-name="T3">這个機器人的</text:span><text:span text:style-name="T1">TTS</text:span><text:span text:style-name="T3">是用</text:span><text:span text:style-name="T1">HTS</text:span><text:span text:style-name="T3">抑是</text:span><text:span text:style-name="T1">Tacotron2</text:span><text:span text:style-name="T3">做的？</text:span></text:p>
      <text:p text:style-name="P2">Tsit ê ke-khì lâng ê TTS sī īng HTS ia̍h-sī Tacotron2 tsò--ê?</text:p>
      <text:p text:style-name="Text_20_body"/>
      <text:p text:style-name="P1"><text:span text:style-name="T3">你敢捌聽過</text:span><text:span text:style-name="T1">ABCD</text:span><text:span text:style-name="T3">狗咬豬？</text:span></text:p>
      <text:p text:style-name="P2">Lí kám bat thiann-kuè ABCD káu kā ti?</text:p>
      <text:p text:style-name="Text_20_body"/>
      <text:p text:style-name="P1"><text:span text:style-name="T3">騎</text:span><text:span text:style-name="T1">Gogoro</text:span><text:span text:style-name="T3">電動車嘛無較恬，毋過毋免加油，只是不時愛去換</text:span><text:span text:style-name="T1">ba̍t-té-lih</text:span><text:span text:style-name="T3">。</text:span></text:p>
      <text:p text:style-name="P2">Khiâ Gogoro tiān-tōng-tshia mā bô khah tiām, m̄-koh m̄-bián ka-iû, tsí-sī put-sî ài khì uānn ba̍t-té-lih.</text:p>
      <text:p text:style-name="P3"><text:soft-page-break/><text:span text:style-name="T5">新竹車頭對面有一間</text:span><text:span text:style-name="T6">SOGO</text:span><text:span text:style-name="T5">，門</text:span><text:span text:style-name="T6">ā</text:span><text:span text:style-name="T5">無關，冷氣攏走</text:span><text:span text:style-name="T6">--</text:span><text:span text:style-name="T5">出來</text:span><text:span text:style-name="T6">--</text:span><text:span text:style-name="T5">矣。</text:span></text:p>
      <text:p text:style-name="P2">Sin-tik tshia-thâu tuì-bīn ū tsi̍t king SOGO, mn̂g ā bô kuainn, líng-khì lóng tsáu--tshut-lâi--ah.</text:p>
      <text:p text:style-name="Text_20_body"/>
      <text:p text:style-name="P1"><text:span text:style-name="T1">In</text:span><text:span text:style-name="T3">三个就痟</text:span><text:span text:style-name="T1">Apple</text:span><text:span text:style-name="T3">，逐擺出新的</text:span><text:span text:style-name="T1">iPhone</text:span><text:span text:style-name="T3">攏走去佮人排隊。</text:span></text:p>
      <text:p text:style-name="P2">In sann ê tō siáu Apple, ta̍k-pái tshut sin ê iPhone lóng tsáu-khì kah lâng pâi-tuī.</text:p>
      <text:p text:style-name="Text_20_body"/>
      <text:p text:style-name="P1"><text:span text:style-name="T3">這頓予我請，我鑢</text:span><text:span text:style-name="T1">VISA</text:span><text:span text:style-name="T3">就好。</text:span></text:p>
      <text:p text:style-name="P2">Tsit tùn hōo guá tshiánn, guá lù VISA tō hó.</text:p>
      <text:p text:style-name="Text_20_body"/>
      <text:p text:style-name="P1"><text:span text:style-name="T3">這張信用卡的卡號是</text:span><text:span text:style-name="T1">4210 7566 2589 3908</text:span><text:span text:style-name="T3">，應該是</text:span><text:span text:style-name="T1">Master</text:span><text:span text:style-name="T3">卡。</text:span></text:p>
      <text:p text:style-name="P2">Tsit tiunn sìn-iōng-khá ê khah hō sī sù jī it khòng tshit ngóo lio̍k lio̍k jī ngóo pat kiú sam kiú khòng pat, ing-kai sī Master khah.</text:p>
      <text:p text:style-name="Text_20_body"/>
      <text:p text:style-name="P1"><text:span text:style-name="T3">彼間銀行有捒</text:span><text:span text:style-name="T1">JCB</text:span><text:span text:style-name="T3">的卡，講啥物……用</text:span><text:span text:style-name="T1">JCB</text:span><text:span text:style-name="T3">就予你</text:span><text:span text:style-name="T1">sa̋-bì-sù</text:span><text:span text:style-name="T3">。</text:span></text:p>
      <text:p text:style-name="P2">Hit king gîn-hâng ū sak JCB ê khah, kóng siánn-mih... iōng JCB tō hōo lí sa̋-bì-sù.</text:p>
      <text:p text:style-name="Text_20_body"/>
      <text:p text:style-name="P1"><text:span text:style-name="T3">下早仔有人敲電話來，講啥物這個月佇店內鑢</text:span><text:span text:style-name="T1">JCB</text:span><text:span text:style-name="T3">鑢超過一千</text:span><text:span text:style-name="T1">khoo</text:span><text:span text:style-name="T3">就送好康。</text:span></text:p>
      <text:p text:style-name="P1"><text:span text:style-name="T2">E-tsái-á ū lâng khà-tiān-uē lâi, kóng siánn-mih tsit kò gue̍h tī tiàm-lāi lù JCB lù tshiau-kuè tsi̍t-tshing khoo tō sàng hó-khang</text:span><text:span text:style-name="T4">。</text:span></text:p>
      <text:p text:style-name="Text_20_body"/>
      <text:p text:style-name="P1"><text:span text:style-name="T3">這五年咱台灣的</text:span><text:span text:style-name="T1">GDP</text:span><text:span text:style-name="T3">攏增加</text:span><text:span text:style-name="T1">2 pha</text:span><text:span text:style-name="T3">，主計處節過講，今年的</text:span><text:span text:style-name="T1">GDP</text:span><text:span text:style-name="T3">可能會比</text:span><text:span text:style-name="T1">5</text:span><text:span text:style-name="T3">萬</text:span><text:span text:style-name="T1">2304</text:span><text:span text:style-name="T3">箍美金閣較懸。</text:span></text:p>
      <text:p text:style-name="P2">Tsit gōo nî lán Tâi-uân ê GDP lóng tsing-ka 2 pha, tsú-kè-tshù tsat-kuè kóng, kin-nî ê GDP khó-lîng ē pí gōo-bān nn̄g-tshing sann-pah khòng sì khoo bí-kim koh-khah kuân.</text:p>
      <text:p text:style-name="Text_20_body"/>
      <text:p text:style-name="P1"><text:span text:style-name="T3">學校的</text:span><text:span text:style-name="T1">BBS</text:span><text:span text:style-name="T3">無人咧用，收收起來矣。</text:span></text:p>
      <text:p text:style-name="P2">Ha̍k-hāu ê BBS bô lâng tih iōng, siu-siu--khí-lâi--ah.</text:p>
      <text:p text:style-name="Text_20_body"/>
      <text:p text:style-name="P1"><text:span text:style-name="T3">這擺錄音就照</text:span><text:span text:style-name="T1">SOP</text:span><text:span text:style-name="T3">做就好矣。</text:span></text:p>
      <text:p text:style-name="P2">Tsit pái lo̍k-im tō tsiàu SOP tsò tō hó--ah.</text:p>
      <text:p text:style-name="Text_20_body"/>
      <text:p text:style-name="P1"><text:soft-page-break/><text:span text:style-name="T1">In</text:span><text:span text:style-name="T3">就是無定</text:span><text:span text:style-name="T1">SOP</text:span><text:span text:style-name="T3">，才會逐擺攏會落勾物件。</text:span></text:p>
      <text:p text:style-name="P2">In tō sī bô tīng SOP, tsiah ē ta̍k-pái lóng ē làu-kau mi̍h-kiānn.</text:p>
      <text:p text:style-name="Text_20_body"/>
      <text:p text:style-name="P1"><text:span text:style-name="T1">In</text:span><text:span text:style-name="T3">的</text:span><text:span text:style-name="T1">server</text:span><text:span text:style-name="T3">攏是裝</text:span><text:span text:style-name="T1">Linux</text:span><text:span text:style-name="T3">的，較好管理。</text:span></text:p>
      <text:p text:style-name="P2">In ê server lóng sī tsng Linux--ê, khah hó kuán-lí.</text:p>
      <text:p text:style-name="Text_20_body"/>
      <text:p text:style-name="P1"><text:span text:style-name="T3">推薦你用</text:span><text:span text:style-name="T1">Ubuntu</text:span><text:span text:style-name="T3">看覓，伊生了佮</text:span><text:span text:style-name="T1">Windows</text:span><text:span text:style-name="T3">仝款仔仝款。</text:span></text:p>
      <text:p text:style-name="P2">Thui-tsiàn lí iōng Ubuntu khuànn-māi, i senn-liáu kah Windows kāng-khuán-á kāng-khuán.</text:p>
      <text:p text:style-name="Text_20_body"/>
      <text:p text:style-name="P1"><text:span text:style-name="T1">Windows Vista</text:span><text:span text:style-name="T3">佮</text:span><text:span text:style-name="T1">Windows 7</text:span><text:span text:style-name="T3">的字型攏有支援</text:span><text:span text:style-name="T1">Unicode Extension-B</text:span><text:span text:style-name="T3">的字</text:span><text:span text:style-name="T1">--</text:span><text:span text:style-name="T3">矣。</text:span></text:p>
      <text:p text:style-name="P2">Windows Vista kah Windows 7 ê jī-hîng lóng ū tsi-uān Unicode Extension-B ê jī--ah.</text:p>
      <text:p text:style-name="Text_20_body"/>
      <text:p text:style-name="P1"><text:span text:style-name="T3">你手機仔是</text:span><text:span text:style-name="T1">Android</text:span><text:span text:style-name="T3">抑是</text:span><text:span text:style-name="T1">iPhone</text:span><text:span text:style-name="T3">的？</text:span></text:p>
      <text:p text:style-name="P2">Lí tshiú-ki-á sī Android ia̍h-sī iPhone--ê?</text:p>
      <text:p text:style-name="Text_20_body"/>
      <text:p text:style-name="P1"><text:span text:style-name="T3">愛納錢，用</text:span><text:span text:style-name="T1">PayPal</text:span><text:span text:style-name="T3">的口座抑是用信用卡攏會使鑢。</text:span></text:p>
      <text:p text:style-name="P2">Ài la̍p-tsînn, iōng PayPal kháu-tsō ia̍h-sī īng sìn-iōng-khá lóng ē-sái lù.</text:p>
      <text:p text:style-name="Text_20_body"/>
      <text:p text:style-name="P1"><text:span text:style-name="T3">莫閣用</text:span><text:span text:style-name="T1">Big5--</text:span><text:span text:style-name="T3">矣，用</text:span><text:span text:style-name="T1">UTF-8</text:span><text:span text:style-name="T3">較袂出問題</text:span><text:span text:style-name="T1">--</text:span><text:span text:style-name="T3">啦。</text:span></text:p>
      <text:p text:style-name="P2">Mài koh īng Big five--ah, iōng UTF-8 khah bē tshut būn-tê--lah.</text:p>
      <text:p text:style-name="Text_20_body"/>
      <text:p text:style-name="P1"><text:span text:style-name="T1">Email</text:span><text:span text:style-name="T3">我寄</text:span><text:span text:style-name="T1">--</text:span><text:span text:style-name="T3">矣，嘛有</text:span><text:span text:style-name="T1">CC</text:span><text:span text:style-name="T3">一份予阮總</text:span><text:span text:style-name="T1">--</text:span><text:span text:style-name="T3">的。</text:span></text:p>
      <text:p text:style-name="P2">Email guá kià--ah, mā ū CC tsi̍t hūn hōo gún tsóng--ê.</text:p>
      <text:p text:style-name="Text_20_body"/>
      <text:p text:style-name="P1"><text:span text:style-name="T3">唅？我無收著你</text:span><text:span text:style-name="T1">email</text:span><text:span text:style-name="T3">啊，你敢是寄去我的</text:span><text:span text:style-name="T1">Gmail</text:span><text:span text:style-name="T3">？</text:span></text:p>
      <text:p text:style-name="P2">Hannh? Guá bô siu-tio̍h lí email--ah, lí kám sī kià khì guá ê Gmail?</text:p>
      <text:p text:style-name="Text_20_body"/>
      <text:p text:style-name="P1"><text:span text:style-name="T3">頭家！一碗搦仔麵，一份</text:span><text:span text:style-name="T1">lòo-suh</text:span><text:span text:style-name="T3">尾！</text:span></text:p>
      <text:p text:style-name="P2">Thâu-ke! Tsi̍t uánn la̍k-á-mī, tsi̍t hūn lòo-suh-bué!</text:p>
      <text:p text:style-name="P3"><text:soft-page-break/><text:span text:style-name="T5">阿昌仔啥物樂器攏會曉（</text:span><text:span text:style-name="T6">ē-hiáng</text:span><text:span text:style-name="T5">），連</text:span><text:span text:style-name="T6">si-sóo-mi</text:span><text:span text:style-name="T5">攏會曉歕。</text:span></text:p>
      <text:p text:style-name="P2">A-tshiong-á siánn-mih ga̍k-khì lóng ē-hiáng, liân si-sóo-mi lóng ē-hiáng pûn.</text:p>
      <text:p text:style-name="Text_20_body"/>
      <text:p text:style-name="P1"><text:span text:style-name="T3">伊不止仔</text:span><text:span text:style-name="T1">gau5</text:span><text:span text:style-name="T3">，閣會曉歕</text:span><text:span text:style-name="T1">si-sóo-mi</text:span><text:span text:style-name="T3">。</text:span></text:p>
      <text:p text:style-name="P2">I put-tsí-á gâu, koh ē-hiáu pûn si-sóo-mi.</text:p>
      <text:p text:style-name="Text_20_body"/>
      <text:p text:style-name="P1"><text:span text:style-name="T3">這兩份幫我印雙面</text:span><text:span text:style-name="T1">A4</text:span><text:span text:style-name="T3">，彼張海報印</text:span><text:span text:style-name="T1">A3</text:span><text:span text:style-name="T3">彩色的</text:span></text:p>
      <text:p text:style-name="P2">Tsit nn̄g hūn pang guá ìn siang-bīn A four, hit tiunn hái-pò ìn A sam tshái-sik--ê.</text:p>
      <text:p text:style-name="Text_20_body"/>
      <text:p text:style-name="P1"><text:span text:style-name="T3">陳建瑋的歌足好聽</text:span><text:span text:style-name="T1">--</text:span><text:span text:style-name="T3">的，伊出的</text:span><text:span text:style-name="T1">CD</text:span><text:span text:style-name="T3">我攏有買。</text:span></text:p>
      <text:p text:style-name="P2">Tân Kiàn-uí ê kua tsiok hó-thiann--ê, i tshut ê CD guá lóng ū bé.</text:p>
      <text:p text:style-name="Text_20_body"/>
      <text:p text:style-name="P1"><text:span text:style-name="T3">這支</text:span><text:span text:style-name="T1">BB call</text:span><text:span text:style-name="T3">已經變做古董，無人欲挃</text:span><text:span text:style-name="T1">--</text:span><text:span text:style-name="T3">矣。</text:span></text:p>
      <text:p text:style-name="P2">Tsit ki BB call í-king piàn-tsò kóo-tóng, bô lâng beh ti̍h--ah.</text:p>
      <text:p text:style-name="Text_20_body"/>
      <text:p text:style-name="P1"><text:span text:style-name="T3">這兩支遙控的幫我提去予人</text:span><text:span text:style-name="T1">copy</text:span><text:span text:style-name="T3">一下。</text:span></text:p>
      <text:p text:style-name="P2">Tsit nn̄g ki iâu-khòng--ê pang guá the̍h--khì hōo lâng copy--tsi̍t-ē.</text:p>
      <text:p text:style-name="Text_20_body"/>
      <text:p text:style-name="P1"><text:span text:style-name="T3">毋知我這支手機仔是</text:span><text:span text:style-name="T1">3G</text:span><text:span text:style-name="T3">的抑是</text:span><text:span text:style-name="T1">4G</text:span><text:span text:style-name="T3">的手機仔？</text:span></text:p>
      <text:p text:style-name="P2">M̄ tsai guá tsit ki tshiú-ki-á sī 3G--ê ia̍h-sī 4G ê tshiú-ki-á?</text:p>
      <text:p text:style-name="Text_20_body"/>
      <text:p text:style-name="P1"><text:span text:style-name="T1">4G</text:span><text:span text:style-name="T3">的</text:span><text:span text:style-name="T1">SIM</text:span><text:span text:style-name="T3">卡敢會當插佇</text:span><text:span text:style-name="T1">3G</text:span><text:span text:style-name="T3">的手機仔內面？</text:span></text:p>
      <text:p text:style-name="P2">4G ê SIM khah kám ē-tàng tshah tī 3G ê tshiú-ki-á lāi-bīn?</text:p>
      <text:p text:style-name="Text_20_body"/>
      <text:p text:style-name="P1"><text:span text:style-name="T3">阿榮仔的彼張</text:span><text:span text:style-name="T1">HTC</text:span><text:span text:style-name="T3">股票，一千箍落甲這馬賰無一百。</text:span></text:p>
      <text:p text:style-name="P2">A-îng--á ê hit tiunn HTC kóo-phiò, tsi̍t-tshing khoo lo̍h kah tsit-má tshun bô tsi̍t-pah.</text:p>
      <text:p text:style-name="Text_20_body"/>
      <text:p text:style-name="P1"><text:span text:style-name="T3">按呢做敢</text:span><text:span text:style-name="T1">OK</text:span><text:span text:style-name="T3">？</text:span></text:p>
      <text:p text:style-name="P2">Án-ne tsò kám ok?</text:p>
      <text:p text:style-name="P3"><text:soft-page-break/><text:span text:style-name="T5">衫你穿</text:span><text:span text:style-name="T6">L--</text:span><text:span text:style-name="T5">的抑是</text:span><text:span text:style-name="T6">M--</text:span><text:span text:style-name="T5">的？</text:span></text:p>
      <text:p text:style-name="P2">Sann lí tshīng L--ê ia̍h-sī M--ê?</text:p>
      <text:p text:style-name="Text_20_body"/>
      <text:p text:style-name="P1"><text:span text:style-name="T3">阮囝穿</text:span><text:span text:style-name="T1">XXL--</text:span><text:span text:style-name="T3">的，敢會使予阮試穿？</text:span></text:p>
      <text:p text:style-name="P2">Gún kiánn tshīng XXL-ê, kám ē-sái hōo gún tshì-tshīng?</text:p>
      <text:p text:style-name="Text_20_body"/>
      <text:p text:style-name="P1"><text:span text:style-name="T3">我頭一支手機仔是買</text:span><text:span text:style-name="T1">Nokia--</text:span><text:span text:style-name="T3">的。</text:span></text:p>
      <text:p text:style-name="P2">Guá thâu tsi̍t ki tshiú-ki-á sī bé Nokia--ê.</text:p>
      <text:p text:style-name="Text_20_body"/>
      <text:p text:style-name="P1"><text:span text:style-name="T1">Yahoo</text:span><text:span text:style-name="T3">以早誠有名，毋過這馬已經倒</text:span><text:span text:style-name="T1">--ah</text:span><text:span text:style-name="T3">。</text:span></text:p>
      <text:p text:style-name="P2">Yahoo í-tsá tsiânn ū-miâ, m̄-koh tsit-má í-king tó--ah.</text:p>
      <text:p text:style-name="Text_20_body"/>
      <text:p text:style-name="P1"><text:span text:style-name="T3">去</text:span><text:span text:style-name="T1">Pchome</text:span><text:span text:style-name="T3">買筆電敢有比去店內買較緊？</text:span></text:p>
      <text:p text:style-name="P2">Khì Pchome bé pit-tiān kám ū pí khì tiàm-lāi bé khah kín?</text:p>
      <text:p text:style-name="Text_20_body"/>
      <text:p text:style-name="P1"><text:span text:style-name="T3">雨傘袂記得紮矣，</text:span><text:span text:style-name="T1">QQ</text:span><text:span text:style-name="T3">。</text:span></text:p>
      <text:p text:style-name="P2">Hōo-suànn bē-kì-tit tsah--ah, QQ.</text:p>
      <text:p text:style-name="Text_20_body"/>
      <text:p text:style-name="P1"><text:span text:style-name="T3">邱</text:span><text:span text:style-name="T1">--</text:span><text:span text:style-name="T3">的唱的</text:span><text:span text:style-name="T1">R&amp;B</text:span><text:span text:style-name="T3">有夠好聽。</text:span></text:p>
      <text:p text:style-name="P2">Khu--ê tshiùnn ê R&amp;B ū-kàu hó-thiann.</text:p>
      <text:p text:style-name="Text_20_body"/>
      <text:p text:style-name="P1"><text:span text:style-name="T3">頭家我哪有</text:span><text:span text:style-name="T1">hiah</text:span><text:span text:style-name="T3">瘦！</text:span><text:span text:style-name="T1">S</text:span><text:span text:style-name="T3">的我哪（</text:span><text:span text:style-name="T1">nà</text:span><text:span text:style-name="T3">）穿會</text:span><text:span text:style-name="T1">lueh</text:span><text:span text:style-name="T3">！</text:span></text:p>
      <text:p text:style-name="P2">Thâu-ke guá ná ū hiah sán! S--ê guá nà tshīng ē lueh!</text:p>
      <text:p text:style-name="Text_20_body"/>
      <text:p text:style-name="P1"><text:span text:style-name="T3">你彼支</text:span><text:span text:style-name="T1">Sony</text:span><text:span text:style-name="T3">是幾吋</text:span><text:span text:style-name="T1">--</text:span><text:span text:style-name="T3">的？</text:span></text:p>
      <text:p text:style-name="P2">Lí hit ki Sony sī kuí tshùn--ê?</text:p>
      <text:p text:style-name="Text_20_body"/>
      <text:p text:style-name="P1"><text:span text:style-name="T1">Sony</text:span><text:span text:style-name="T3">手機仔敢有好用？</text:span></text:p>
      <text:p text:style-name="P2">Sony tshiú-ki-á kám ū hó iōng?</text:p>
      <text:p text:style-name="P3"><text:soft-page-break/><text:span text:style-name="T6">Sony--</text:span><text:span text:style-name="T5">的抑是</text:span><text:span text:style-name="T6">Samsung--</text:span><text:span text:style-name="T5">的手機仔，佗一支翕相效果較好？</text:span></text:p>
      <text:p text:style-name="P2">Sony--ê ia̍h-sī Samsung ê tshiú-ki-á, tó tsi̍t ki hip-siòng hāu-kó khah hó?</text:p>
      <text:p text:style-name="Text_20_body"/>
      <text:p text:style-name="P1"><text:span text:style-name="T3">有欲去</text:span><text:span text:style-name="T1">StarBucks</text:span><text:span text:style-name="T3">買咖啡的無？這禮拜買一杯送一杯！</text:span></text:p>
      <text:p text:style-name="P2">Ū beh khì StarBucks bé ka-pi--ê--bô? Tsit lé-pài bé tsi̍t pue sàng tsi̍t pue!</text:p>
      <text:p text:style-name="Text_20_body"/>
      <text:p text:style-name="P1"><text:span text:style-name="T3">公司頭前就有</text:span><text:span text:style-name="T1">UBike</text:span><text:span text:style-name="T3">的站，若咱上下班騎</text:span><text:span text:style-name="T1">UBike</text:span><text:span text:style-name="T3">會通。</text:span></text:p>
      <text:p text:style-name="P2">Kong-si thâu-tsîng tiō ū UBike ê tsām, nā lán siōng-hā-pan khiâ UBike mā ē thong.</text:p>
      <text:p text:style-name="Text_20_body"/>
      <text:p text:style-name="P1"><text:span text:style-name="T3">敢會當麻煩你叫一台</text:span><text:span text:style-name="T1">Uber</text:span><text:span text:style-name="T3">來坐？</text:span></text:p>
      <text:p text:style-name="P2">Kám ē-tàng mâ-huân lí kiò tsi̍t tâi Uber lâi tsē?</text:p>
      <text:p text:style-name="Text_20_body"/>
      <text:p text:style-name="P1"><text:span text:style-name="T3">聽講</text:span><text:span text:style-name="T1">Uber</text:span><text:span text:style-name="T3">的公司無保保險，出代誌無人會負責。</text:span></text:p>
      <text:p text:style-name="P2">Thiann-kóng Uber ê kong-si bô pó pó-hiám, tshut-tāi-tsì bô lâng ē hū-tsik.</text:p>
      <text:p text:style-name="Text_20_body"/>
      <text:p text:style-name="P1"><text:span text:style-name="T3">羅</text:span><text:span text:style-name="T1">--</text:span><text:span text:style-name="T3">的有一張</text:span><text:span text:style-name="T1">VIP</text:span><text:span text:style-name="T3">卡，緊去共伊借。</text:span></text:p>
      <text:p text:style-name="P2">Lô--ê ū tsi̍t tiunn VIP khah, kín khì kā i tsioh.</text:p>
      <text:p text:style-name="Text_20_body"/>
      <text:p text:style-name="P1"><text:span text:style-name="T3">咱十年前加入</text:span><text:span text:style-name="T1">WTO</text:span><text:span text:style-name="T3">，買賣物件較無抾稅。</text:span></text:p>
      <text:p text:style-name="P2">Lán tsa̍p nî tsîng ka-li̍p WTO, bé-bē mi̍h-kiānn khah bô khioh-suè.</text:p>
      <text:p text:style-name="Text_20_body"/>
      <text:p text:style-name="P1"><text:span text:style-name="T3">台灣答應以後會用「已開發國家」的名佇</text:span><text:span text:style-name="T1">WTO</text:span><text:span text:style-name="T3">佮人</text:span><text:span text:style-name="T1">tshiâu</text:span><text:span text:style-name="T3">代誌。</text:span></text:p>
      <text:p text:style-name="P2">Tâi-uân tap-ìng í-āu ē iōng "í khai-huat kok-ka" ê miâ tī WTO kah lâng tshiâu tāi-tsì.</text:p>
      <text:p text:style-name="Text_20_body"/>
      <text:p text:style-name="P1"><text:span text:style-name="T3">車號</text:span><text:span text:style-name="T1">SRZ-5349</text:span><text:span text:style-name="T3">的車主，請鬥徙車一下，你閘著隔壁的車</text:span><text:span text:style-name="T1">--</text:span><text:span text:style-name="T3">矣。</text:span></text:p>
      <text:p text:style-name="P2">Tshia-hō SRZ-5349 ê tshia-tsú, tshiánn tàu suá-tshia--tsi̍t-ē, lí tsa̍h-tio̍h keh-piah ê tshia--ah.</text:p>
      <text:p text:style-name="Text_20_body"/>
      <text:p text:style-name="P1"><text:span text:style-name="T3">感謝逐家收聽今仔日的節目，遮是媠媠廣播電台</text:span><text:span text:style-name="T1">AM 107.5</text:span><text:span text:style-name="T3">千赫。</text:span></text:p>
      <text:p text:style-name="P2">Kám-siā ta̍k-ke siu-thiann kin-á-ji̍t ê tsiat-bo̍k, tsia sī Suí-suí Kóng-pò tiān-tâi AM 107.5 tshing hik.</text:p>
      <text:p text:style-name="P3"><text:soft-page-break/><text:span text:style-name="T5">你這馬咧收聽的是上蓋趣味的電台</text:span><text:span text:style-name="T6">Taiwan RADIO FM 94.1</text:span><text:span text:style-name="T5">。各位聽眾朋友逐家好，我是今仔日的</text:span><text:span text:style-name="T6">DJ</text:span><text:span text:style-name="T5">米奶。</text:span></text:p>
      <text:p text:style-name="P2">Lí tsit-má leh siu-thiann--ê sī siōng-kài tshù-bī ê tiān-tâi Taiwan RADIO FM 94.1. Kok-uī thiann-tsiòng pîng-iú ta̍k-ke hó, guá sī kin-á-ji̍t ê DJ Bí-lin.</text:p>
      <text:p text:style-name="Text_20_body"/>
      <text:p text:style-name="P1"><text:span text:style-name="T3">這冊揹仔面頂有三个</text:span><text:span text:style-name="T1">tsiű-tsiú</text:span><text:span text:style-name="T3">，三个色水攏無仝。</text:span></text:p>
      <text:p text:style-name="P2">Tsit tsheh-phāinn-á bīn-tíng ū sann ê tsiű-tsiú, sann ê sik-tsuí lóng bô kâng.</text:p>
      <text:p text:style-name="Text_20_body"/>
      <text:p text:style-name="P1"><text:span text:style-name="T3">阮對</text:span><text:span text:style-name="T1">Foo-móo-sà</text:span><text:span text:style-name="T3">來的，恁咧？</text:span></text:p>
      <text:p text:style-name="P2">Gún tuì Foo-móo-sà lâi--ê, lín--leh?</text:p>
      <text:p text:style-name="Text_20_body"/>
      <text:p text:style-name="P1"><text:span text:style-name="T3">咱的網站死矣，你行</text:span><text:span text:style-name="T1">SSH</text:span><text:span text:style-name="T3">入去主機掠漏好無？</text:span></text:p>
      <text:p text:style-name="P2">Lán ê bāng-tsām sí--ah, lí kiânn SSH ji̍p-khì tsú-ki lia̍h-lāu hó--bô?</text:p>
      <text:p text:style-name="Text_20_body"/>
      <text:p text:style-name="P1"><text:span text:style-name="T3">你共物件傳去</text:span><text:span text:style-name="T1">FTP</text:span><text:span text:style-name="T3">予我好無？</text:span></text:p>
      <text:p text:style-name="P2">Lí kā mi̍h-kiānn thuân khì FTP hōo--guá hó--bô?</text:p>
      <text:p text:style-name="Text_20_body"/>
      <text:p text:style-name="P1"><text:span text:style-name="T3">上驚的是拖</text:span><text:span text:style-name="T1">lî-á-khah</text:span><text:span text:style-name="T3">佮</text:span><text:span text:style-name="T1">aû</text:span><text:span text:style-name="T3">（阿母）去柴工場抔（</text:span><text:span text:style-name="T1">put</text:span><text:span text:style-name="T3">）鋸屑灰，會弄甲規面規頭毛攏是黃色鋸屑灰，䆀閣艱苦，毋過我攏毋捌聽</text:span><text:span text:style-name="T1">aû</text:span><text:span text:style-name="T3">喝忝。</text:span></text:p>
      <text:p text:style-name="P2">Siōng-kiann--ê sī thua lî-á-khah kap âu khì tshâ-kang-tiûnn put kì-sap-hu, ē lāng kah kui bīn kui thâu-mn̂g lóng sī n̂g-sik kì-sap-hu, bái koh kan-khóo, m̄-koh guá lóng m̄-bat thiann âu huah thiám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officeooo:rsid="00029159" officeooo:paragraph-rsid="00029159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rsid="00029159" officeooo:paragraph-rsid="00042251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英語詞 -- <text:page-number text:select-page="current">16</text:page-number></text:p>
      </style:header>
      <style:footer>
        <text:p text:style-name="MP2">英語詞 -- 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5:09:29.214792261</meta:creation-date>
    <meta:generator>LibreOffice/5.1.6.2$Linux_X86_64 LibreOffice_project/10m0$Build-2</meta:generator>
    <dc:date>2018-10-31T15:12:52.530099705</dc:date>
    <meta:editing-duration>PT3M13S</meta:editing-duration>
    <meta:editing-cycles>2</meta:editing-cycles>
    <meta:document-statistic meta:table-count="0" meta:image-count="0" meta:object-count="0" meta:page-count="16" meta:paragraph-count="301" meta:word-count="4707" meta:character-count="14230" meta:non-whitespace-character-count="12551"/>
  </office:meta>
</office:document-meta>
</file>